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3" style:family="graphic" style:parent-style-name="measure" style:list-style-name="L1">
      <style:graphic-properties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14" style:family="graphic" style:parent-style-name="measure" style:list-style-name="L1">
      <style:graphic-properties draw:opacity="100%" draw:textarea-vertical-align="middle" draw:line-distance="0.502cm"/>
    </style:style>
    <style:style style:name="gr15" style:family="graphic" style:parent-style-name="measure" style:list-style-name="L1">
      <style:graphic-properties svg:stroke-color="#0000ff" draw:opacity="100%" draw:textarea-vertical-align="middle" draw:line-distance="0.502cm"/>
    </style:style>
    <style:style style:name="gr16" style:family="graphic" style:parent-style-name="measure" style:list-style-name="L1">
      <style:graphic-properties svg:stroke-color="#0000ff" draw:opacity="100%" draw:textarea-vertical-align="middle" draw:line-distance="0.502cm"/>
    </style:style>
    <style:style style:name="gr17" style:family="graphic" style:parent-style-name="measure" style:list-style-name="L1">
      <style:graphic-properties draw:opacity="100%" draw:textarea-vertical-align="middle" draw:line-distance="0.502cm"/>
    </style:style>
    <style:style style:name="gr18" style:family="graphic" style:parent-style-name="measure" style:list-style-name="L1">
      <style:graphic-properties draw:stroke="dash" draw:stroke-dash="Ultrafine_20_Dashed" svg:stroke-color="#999999" draw:opacity="100%" draw:textarea-vertical-align="middle" draw:line-distance="0.502cm"/>
    </style:style>
    <style:style style:name="gr19" style:family="graphic" style:parent-style-name="measure" style:list-style-name="L1">
      <style:graphic-properties svg:stroke-color="#cc66ff" draw:opacity="100%" draw:textarea-vertical-align="middle" draw:line-distance="0.502cm"/>
    </style:style>
    <style:style style:name="gr20" style:family="graphic" style:parent-style-name="measure" style:list-style-name="L1">
      <style:graphic-properties svg:stroke-color="#000099" draw:opacity="100%" draw:textarea-vertical-align="middle" draw:line-distance="0.502cm"/>
    </style:style>
    <style:style style:name="gr21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22" style:family="graphic" style:parent-style-name="measure" style:list-style-name="L1">
      <style:graphic-properties draw:opacity="100%" draw:textarea-vertical-align="middle" draw:line-distance="0.502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measure" style:list-style-name="L1">
      <style:graphic-properties draw:opacity="100%" draw:textarea-vertical-align="middle" draw:line-distance="0.502cm"/>
    </style:style>
    <style:style style:name="gr26" style:family="graphic" style:parent-style-name="objectwithoutfill">
      <style:graphic-properties svg:stroke-color="#b2b2b2" draw:fill="none" draw:textarea-vertical-align="middle"/>
    </style:style>
    <style:style style:name="gr27" style:family="graphic" style:parent-style-name="measure" style:list-style-name="L1">
      <style:graphic-properties svg:stroke-color="#999999" draw:opacity="100%" draw:textarea-vertical-align="middle" draw:line-distance="0.502cm"/>
    </style:style>
    <style:style style:name="gr28" style:family="graphic" style:parent-style-name="objectwithoutfill">
      <style:graphic-properties svg:stroke-color="#9999ff" draw:fill="none" draw:textarea-vertical-align="middle"/>
    </style:style>
    <style:style style:name="gr29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0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1" style:family="graphic" style:parent-style-name="measure" style:list-style-name="L1">
      <style:graphic-properties svg:stroke-color="#cc66ff" draw:opacity="100%" draw:textarea-vertical-align="middle" draw:line-distance="0.502cm"/>
    </style:style>
    <style:style style:name="gr32" style:family="graphic" style:parent-style-name="measure" style:list-style-name="L1">
      <style:graphic-properties svg:stroke-color="#6666ff" draw:opacity="100%" draw:textarea-vertical-align="middle" draw:line-distance="0.502cm"/>
    </style:style>
    <style:style style:name="gr33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4" style:family="graphic" style:parent-style-name="measure" style:list-style-name="L1">
      <style:graphic-properties svg:stroke-color="#999999" draw:opacity="100%" draw:textarea-vertical-align="middle" draw:line-distance="0.502cm"/>
    </style:style>
    <style:style style:name="gr35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36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37" style:family="graphic" style:parent-style-name="objectwithoutfill">
      <style:graphic-properties svg:stroke-color="#cccccc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63cm" svg:y1="8.759cm" svg:x2="14.939cm" svg:y2="8.759cm">
          <text:p/>
        </draw:line>
        <draw:measure draw:style-name="gr2" draw:text-style-name="P3" draw:layer="measurelines" svg:x1="5.558cm" svg:y1="8.763cm" svg:x2="5.587cm" svg:y2="6.873cm">
          <text:p text:style-name="P2"><text:span text:style-name="T1"><text:measure text:kind="gap"/></text:span><text:span text:style-name="T1"><text:measure text:kind="value">0.7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3" draw:text-style-name="P3" draw:layer="measurelines" svg:x1="5.658cm" svg:y1="6.742cm" svg:x2="5.716cm" svg:y2="2.936cm">
          <text:p text:style-name="P2"><text:span text:style-name="T1"><text:measure text:kind="gap"/></text:span><text:span text:style-name="T1"><text:measure text:kind="value">1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4" draw:text-style-name="P3" draw:layer="measurelines" svg:x1="8.258cm" svg:y1="8.796cm" svg:x2="8.305cm" svg:y2="5.73cm">
          <text:p text:style-name="P2"><text:span text:style-name="T1"><text:measure text:kind="gap"/></text:span><text:span text:style-name="T1"><text:measure text:kind="value">1.2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5" draw:text-style-name="P3" draw:layer="measurelines" svg:x1="8.376cm" svg:y1="5.603cm" svg:x2="8.416cm" svg:y2="2.969cm">
          <text:p text:style-name="P2"><text:span text:style-name="T1"><text:measure text:kind="gap"/></text:span><text:span text:style-name="T1"><text:measure text:kind="value">1.0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6" draw:text-style-name="P3" draw:layer="measurelines" svg:x1="11.069cm" svg:y1="8.774cm" svg:x2="11.08cm" svg:y2="8.016cm">
          <text:p text:style-name="P2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7" draw:text-style-name="P3" draw:layer="measurelines" svg:x1="11.152cm" svg:y1="7.889cm" svg:x2="11.227cm" svg:y2="2.947cm">
          <text:p text:style-name="P2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8" draw:text-style-name="P3" draw:layer="measurelines" svg:x1="13.171cm" svg:y1="3.952cm" svg:x2="13.186cm" svg:y2="2.947cm">
          <text:p text:style-name="P2"><text:span text:style-name="T1">4</text:span></text:p>
          <text:p text:style-name="P2"><text:span text:style-name="T1"><text:measure text:kind="gap"/></text:span></text:p>
        </draw:measure>
        <draw:measure draw:style-name="gr9" draw:text-style-name="P3" draw:layer="measurelines" svg:x1="13.136cm" svg:y1="7.678cm" svg:x2="13.161cm" svg:y2="5.946cm">
          <text:p text:style-name="P2"><text:span text:style-name="T1">2</text:span></text:p>
        </draw:measure>
        <draw:measure draw:style-name="gr10" draw:text-style-name="P3" draw:layer="measurelines" svg:x1="13.188cm" svg:y1="5.837cm" svg:x2="13.213cm" svg:y2="4.105cm">
          <text:p text:style-name="P2"><text:span text:style-name="T1">3</text:span></text:p>
        </draw:measure>
        <draw:measure draw:style-name="gr11" draw:text-style-name="P3" draw:layer="measurelines" svg:x1="13.12cm" svg:y1="8.778cm" svg:x2="13.133cm" svg:y2="7.817cm">
          <text:p text:style-name="P2"><text:span text:style-name="T1">1</text:span></text:p>
          <text:p text:style-name="P2"><text:span text:style-name="T1"/></text:p>
        </draw:measure>
        <draw:frame draw:style-name="gr12" draw:text-style-name="P4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2" draw:text-style-name="P4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2" draw:text-style-name="P4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2" draw:text-style-name="P4" draw:layer="layout" svg:width="1.27cm" svg:height="0.887cm" svg:x="12.018cm" svg:y="9.415cm">
          <draw:text-box>
            <text:p><text:span text:style-name="T2">Class</text:span></text:p>
          </draw:text-box>
        </draw:frame>
        <draw:measure draw:style-name="gr13" draw:text-style-name="P3" draw:layer="measurelines" svg:x1="5.485cm" svg:y1="18.388cm" svg:x2="5.514cm" svg:y2="16.498cm">
          <text:p text:style-name="P2"><text:measure text:kind="gap"/><text:measure text:kind="value">0.74</text:measure> <text:measure text:kind="unit">"</text:measure><text:measure text:kind="gap"/></text:p>
        </draw:measure>
        <draw:measure draw:style-name="gr14" draw:text-style-name="P3" draw:layer="measurelines" svg:x1="7.111cm" svg:y1="16.721cm" svg:x2="7.169cm" svg:y2="12.915cm">
          <text:p text:style-name="P2"><text:measure text:kind="gap"/><text:measure text:kind="value">1.5</text:measure> <text:measure text:kind="unit">"</text:measure><text:measure text:kind="gap"/></text:p>
        </draw:measure>
        <draw:measure draw:style-name="gr15" draw:text-style-name="P3" draw:layer="measurelines" svg:x1="8.111cm" svg:y1="15.855cm" svg:x2="8.12cm" svg:y2="15.241cm">
          <text:p text:style-name="P2"><text:measure text:kind="gap"/><text:measure text:kind="value">0.24</text:measure> <text:measure text:kind="unit">"</text:measure><text:measure text:kind="gap"/></text:p>
        </draw:measure>
        <draw:measure draw:style-name="gr16" draw:text-style-name="P3" draw:layer="measurelines" svg:x1="9.661cm" svg:y1="14.241cm" svg:x2="9.684cm" svg:y2="12.712cm">
          <text:p text:style-name="P2"><text:measure text:kind="gap"/><text:measure text:kind="value">0.6</text:measure> <text:measure text:kind="unit">"</text:measure><text:measure text:kind="gap"/></text:p>
        </draw:measure>
        <draw:measure draw:style-name="gr17" draw:text-style-name="P3" draw:layer="measurelines" svg:x1="10.754cm" svg:y1="18.412cm" svg:x2="10.757cm" svg:y2="18.138cm">
          <text:p text:style-name="P2"><text:measure text:kind="gap"/><text:measure text:kind="value">0.11</text:measure> <text:measure text:kind="unit">"</text:measure><text:measure text:kind="gap"/></text:p>
        </draw:measure>
        <draw:measure draw:style-name="gr18" draw:text-style-name="P3" draw:layer="measurelines" svg:x1="12.45cm" svg:y1="16.728cm" svg:x2="12.45cm" svg:y2="15.102cm">
          <text:p text:style-name="P2"><text:span text:style-name="T1"><text:measure text:kind="gap"/></text:span><text:span text:style-name="T1"> </text:span><text:span text:style-name="T1"><text:measure text:kind="unit">"</text:measure></text:span></text:p>
        </draw:measure>
        <draw:measure draw:style-name="gr19" draw:text-style-name="P3" draw:layer="measurelines" svg:x1="13.556cm" svg:y1="14.29cm" svg:x2="13.565cm" svg:y2="13.631cm">
          <text:p text:style-name="P2"><text:measure text:kind="gap"/><text:measure text:kind="value">0.26</text:measure> <text:measure text:kind="unit">"</text:measure><text:measure text:kind="gap"/></text:p>
        </draw:measure>
        <draw:measure draw:style-name="gr20" draw:text-style-name="P3" draw:layer="measurelines" svg:x1="13.521cm" svg:y1="17.316cm" svg:x2="13.532cm" svg:y2="16.487cm">
          <text:p text:style-name="P2"><text:measure text:kind="gap"/><text:measure text:kind="value">0.33</text:measure> <text:measure text:kind="unit">"</text:measure><text:measure text:kind="gap"/></text:p>
        </draw:measure>
        <draw:measure draw:style-name="gr21" draw:text-style-name="P3" draw:layer="measurelines" svg:x1="13.513cm" svg:y1="15.839cm" svg:x2="13.527cm" svg:y2="14.819cm">
          <text:p text:style-name="P2"><text:measure text:kind="gap"/><text:measure text:kind="value">0.4</text:measure> <text:measure text:kind="unit">"</text:measure><text:measure text:kind="gap"/></text:p>
        </draw:measure>
        <draw:measure draw:style-name="gr22" draw:text-style-name="P3" draw:layer="measurelines" svg:x1="13.56cm" svg:y1="18.435cm" svg:x2="13.573cm" svg:y2="17.474cm">
          <text:p text:style-name="P2"><text:measure text:kind="gap"/><text:measure text:kind="value">0.38</text:measure> <text:measure text:kind="unit">"</text:measure><text:measure text:kind="gap"/></text:p>
        </draw:measure>
        <draw:line draw:style-name="gr1" draw:text-style-name="P1" draw:layer="layout" svg:x1="5.853cm" svg:y1="16.741cm" svg:x2="15.478cm" svg:y2="16.741cm">
          <text:p/>
        </draw:line>
        <draw:frame draw:style-name="gr23" draw:text-style-name="P4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2" draw:text-style-name="P4" draw:layer="layout" svg:width="1.27cm" svg:height="0.887cm" svg:x="6.695cm" svg:y="18.697cm">
          <draw:text-box>
            <text:p><text:span text:style-name="T2">F / M</text:span></text:p>
          </draw:text-box>
        </draw:frame>
        <draw:frame draw:style-name="gr12" draw:text-style-name="P4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2" draw:text-style-name="P4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24" draw:text-style-name="P1" draw:layer="layout" svg:x1="4.583cm" svg:y1="18.453cm" svg:x2="14.176cm" svg:y2="18.453cm">
          <text:p/>
        </draw:line>
        <draw:frame draw:style-name="gr12" draw:text-style-name="P4" draw:layer="layout" svg:width="1.524cm" svg:height="0.887cm" svg:x="3.386cm" svg:y="18.138cm">
          <draw:text-box>
            <text:p><text:span text:style-name="T2">survive</text:span></text:p>
          </draw:text-box>
        </draw:frame>
        <draw:measure draw:style-name="gr25" draw:text-style-name="P3" draw:layer="measurelines" svg:x1="8.09cm" svg:y1="18.429cm" svg:x2="8.113cm" svg:y2="16.903cm">
          <text:p text:style-name="P2"><text:measure text:kind="gap"/><text:measure text:kind="value">0.6</text:measure> <text:measure text:kind="unit">"</text:measure><text:measure text:kind="gap"/></text:p>
        </draw:measure>
        <draw:line draw:style-name="gr26" draw:text-style-name="P1" draw:layer="layout" svg:x1="9.702cm" svg:y1="16.172cm" svg:x2="7.45cm" svg:y2="18.519cm">
          <text:p/>
        </draw:line>
        <draw:measure draw:style-name="gr27" draw:text-style-name="P3" draw:layer="measurelines" svg:x1="9.631cm" svg:y1="16.741cm" svg:x2="9.649cm" svg:y2="15.471cm">
          <text:p text:style-name="P2"><text:measure text:kind="gap"/><text:measure text:kind="value">0.5</text:measure> <text:measure text:kind="unit">"</text:measure><text:measure text:kind="gap"/></text:p>
        </draw:measure>
        <draw:line draw:style-name="gr28" draw:text-style-name="P1" draw:layer="layout" svg:x1="9.703cm" svg:y1="13.672cm" svg:x2="7.577cm" svg:y2="15.852cm">
          <text:p/>
        </draw:line>
        <draw:measure draw:style-name="gr29" draw:text-style-name="P3" draw:layer="measurelines" svg:x1="12.485cm" svg:y1="14.239cm" svg:x2="12.514cm" svg:y2="12.307cm">
          <text:p text:style-name="P2"><text:span text:style-name="T1"><text:measure text:kind="gap"/></text:span><text:span text:style-name="T1"> </text:span></text:p>
        </draw:measure>
        <draw:line draw:style-name="gr26" draw:text-style-name="P1" draw:layer="layout" svg:x1="12.503cm" svg:y1="16.172cm" svg:x2="10.244cm" svg:y2="18.519cm">
          <text:p/>
        </draw:line>
        <draw:line draw:style-name="gr28" draw:text-style-name="P1" draw:layer="layout" svg:x1="12.504cm" svg:y1="13.672cm" svg:x2="10.371cm" svg:y2="15.852cm">
          <text:p/>
        </draw:line>
        <draw:line draw:style-name="gr28" draw:text-style-name="P1" draw:layer="layout" svg:x1="9.155cm" svg:y1="14.241cm" svg:x2="14.616cm" svg:y2="14.241cm">
          <text:p/>
        </draw:line>
        <draw:measure draw:style-name="gr30" draw:text-style-name="P3" draw:layer="layout" svg:x1="10.815cm" svg:y1="15.867cm" svg:x2="10.818cm" svg:y2="15.593cm">
          <text:p text:style-name="P2"><text:measure text:kind="gap"/><text:measure text:kind="value">0.11</text:measure> <text:measure text:kind="unit">"</text:measure><text:measure text:kind="gap"/></text:p>
        </draw:measure>
        <draw:measure draw:style-name="gr31" draw:text-style-name="P3" draw:layer="measurelines" svg:x1="15.129cm" svg:y1="12.811cm" svg:x2="15.144cm" svg:y2="11.806cm">
          <text:p text:style-name="P2"><text:measure text:kind="gap"/><text:measure text:kind="value">0.4</text:measure> <text:measure text:kind="unit">"</text:measure><text:measure text:kind="gap"/></text:p>
        </draw:measure>
        <draw:measure draw:style-name="gr32" draw:text-style-name="P3" draw:layer="measurelines" svg:x1="15.194cm" svg:y1="15.637cm" svg:x2="15.209cm" svg:y2="14.582cm">
          <text:p text:style-name="P2"><text:measure text:kind="gap"/><text:measure text:kind="value">0.42</text:measure> <text:measure text:kind="unit">"</text:measure><text:measure text:kind="gap"/></text:p>
        </draw:measure>
        <draw:measure draw:style-name="gr33" draw:text-style-name="P3" draw:layer="measurelines" svg:x1="15.187cm" svg:y1="14.186cm" svg:x2="15.187cm" svg:y2="13.282cm">
          <text:p text:style-name="P2"><text:measure text:kind="gap"/><text:measure text:kind="value">0.36</text:measure> <text:measure text:kind="unit">"</text:measure><text:measure text:kind="gap"/></text:p>
        </draw:measure>
        <draw:measure draw:style-name="gr34" draw:text-style-name="P3" draw:layer="measurelines" svg:x1="15.278cm" svg:y1="16.737cm" svg:x2="15.288cm" svg:y2="15.852cm">
          <text:p text:style-name="P2"><text:measure text:kind="gap"/><text:measure text:kind="value">0.35</text:measure> <text:measure text:kind="unit">"</text:measure><text:measure text:kind="gap"/></text:p>
        </draw:measure>
        <draw:line draw:style-name="gr26" draw:text-style-name="P1" draw:layer="layout" svg:x1="13.003cm" svg:y1="18.486cm" svg:x2="15.21cm" svg:y2="16.279cm">
          <text:p/>
        </draw:line>
        <draw:line draw:style-name="gr28" draw:text-style-name="P1" draw:layer="layout" svg:x1="7.631cm" svg:y1="15.852cm" svg:x2="13.092cm" svg:y2="15.852cm">
          <text:p/>
        </draw:line>
        <draw:line draw:style-name="gr28" draw:text-style-name="P1" draw:layer="layout" svg:x1="13.006cm" svg:y1="15.821cm" svg:x2="14.595cm" svg:y2="14.232cm">
          <text:p/>
        </draw:line>
        <draw:line draw:style-name="gr35" draw:text-style-name="P1" draw:layer="layout" svg:x1="13.152cm" svg:y1="17.165cm" svg:x2="14.886cm" svg:y2="15.432cm">
          <text:p/>
        </draw:line>
        <draw:line draw:style-name="gr35" draw:text-style-name="P1" draw:layer="layout" svg:x1="13.219cm" svg:y1="14.162cm" svg:x2="14.87cm" svg:y2="12.511cm">
          <text:p/>
        </draw:line>
        <draw:g>
          <draw:custom-shape draw:style-name="gr36" draw:text-style-name="P5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7.59cm" svg:y1="11.781cm" svg:x2="7.985cm" svg:y2="11.583cm">
            <text:p/>
          </draw:line>
          <draw:line draw:style-name="gr37" draw:text-style-name="P1" draw:layer="layout" svg:x1="7.59cm" svg:y1="11.781cm" svg:x2="7.195cm" svg:y2="11.485cm">
            <text:p/>
          </draw:line>
          <draw:line draw:style-name="gr37" draw:text-style-name="P1" draw:layer="layout" svg:x1="7.604cm" svg:y1="12.176cm" svg:x2="7.604cm" svg:y2="14.208cm">
            <text:p/>
          </draw:line>
        </draw:g>
        <draw:g>
          <draw:custom-shape draw:style-name="gr36" draw:text-style-name="P5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0.404cm" svg:y1="11.819cm" svg:x2="10.799cm" svg:y2="11.621cm">
            <text:p/>
          </draw:line>
          <draw:line draw:style-name="gr37" draw:text-style-name="P1" draw:layer="layout" svg:x1="10.404cm" svg:y1="11.819cm" svg:x2="10.009cm" svg:y2="11.523cm">
            <text:p/>
          </draw:line>
          <draw:line draw:style-name="gr37" draw:text-style-name="P1" draw:layer="layout" svg:x1="10.418cm" svg:y1="12.214cm" svg:x2="10.418cm" svg:y2="14.246cm">
            <text:p/>
          </draw:line>
        </draw:g>
        <draw:g>
          <draw:custom-shape draw:style-name="gr36" draw:text-style-name="P5" draw:layer="layout" svg:width="0.889cm" svg:height="0.889cm" svg:x="12.55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3.051cm" svg:y1="11.908cm" svg:x2="13.446cm" svg:y2="11.71cm">
            <text:p/>
          </draw:line>
          <draw:line draw:style-name="gr37" draw:text-style-name="P1" draw:layer="layout" svg:x1="13.051cm" svg:y1="11.908cm" svg:x2="12.656cm" svg:y2="11.612cm">
            <text:p/>
          </draw:line>
          <draw:line draw:style-name="gr37" draw:text-style-name="P1" draw:layer="layout" svg:x1="13.065cm" svg:y1="12.303cm" svg:x2="13.065cm" svg:y2="14.335cm">
            <text:p/>
          </draw:line>
        </draw:g>
        <draw:g>
          <draw:custom-shape draw:style-name="gr36" draw:text-style-name="P5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4.631cm" svg:y1="10.61cm" svg:x2="15.026cm" svg:y2="10.412cm">
            <text:p/>
          </draw:line>
          <draw:line draw:style-name="gr37" draw:text-style-name="P1" draw:layer="layout" svg:x1="14.631cm" svg:y1="10.61cm" svg:x2="14.236cm" svg:y2="10.314cm">
            <text:p/>
          </draw:line>
          <draw:line draw:style-name="gr37" draw:text-style-name="P1" draw:layer="layout" svg:x1="14.645cm" svg:y1="11.005cm" svg:x2="14.645cm" svg:y2="13.037cm">
            <text:p/>
          </draw:line>
        </draw:g>
        <draw:g>
          <draw:custom-shape draw:style-name="gr36" draw:text-style-name="P5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1.977cm" svg:y1="10.629cm" svg:x2="12.372cm" svg:y2="10.431cm">
            <text:p/>
          </draw:line>
          <draw:line draw:style-name="gr37" draw:text-style-name="P1" draw:layer="layout" svg:x1="11.977cm" svg:y1="10.629cm" svg:x2="11.582cm" svg:y2="10.333cm">
            <text:p/>
          </draw:line>
          <draw:line draw:style-name="gr37" draw:text-style-name="P1" draw:layer="layout" svg:x1="11.991cm" svg:y1="11.024cm" svg:x2="11.991cm" svg:y2="13.056cm">
            <text:p/>
          </draw:line>
        </draw:g>
        <draw:g>
          <draw:custom-shape draw:style-name="gr36" draw:text-style-name="P5" draw:layer="layout" svg:width="0.889cm" svg:height="0.889cm" svg:x="8.714cm" svg:y="10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9.208cm" svg:y1="10.743cm" svg:x2="9.603cm" svg:y2="10.545cm">
            <text:p/>
          </draw:line>
          <draw:line draw:style-name="gr37" draw:text-style-name="P1" draw:layer="layout" svg:x1="9.208cm" svg:y1="10.743cm" svg:x2="8.813cm" svg:y2="10.447cm">
            <text:p/>
          </draw:line>
          <draw:line draw:style-name="gr37" draw:text-style-name="P1" draw:layer="layout" svg:x1="9.222cm" svg:y1="11.138cm" svg:x2="9.222cm" svg:y2="13.17cm">
            <text:p/>
          </draw:line>
        </draw:g>
        <draw:g>
          <draw:custom-shape draw:style-name="gr36" draw:text-style-name="P5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3.899cm" svg:y1="16.7cm" svg:x2="3.701cm" svg:y2="16.305cm">
            <text:p/>
          </draw:line>
          <draw:line draw:style-name="gr37" draw:text-style-name="P1" draw:layer="layout" svg:x1="3.898cm" svg:y1="16.7cm" svg:x2="3.602cm" svg:y2="17.095cm">
            <text:p/>
          </draw:line>
          <draw:line draw:style-name="gr37" draw:text-style-name="P1" draw:layer="layout" svg:x1="4.293cm" svg:y1="16.686cm" svg:x2="6.325cm" svg:y2="16.686cm">
            <text:p/>
          </draw:line>
        </draw:g>
        <draw:g>
          <draw:custom-shape draw:style-name="gr36" draw:text-style-name="P5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.384cm" svg:y1="18.413cm" svg:x2="2.186cm" svg:y2="18.018cm">
            <text:p/>
          </draw:line>
          <draw:line draw:style-name="gr37" draw:text-style-name="P1" draw:layer="layout" svg:x1="2.383cm" svg:y1="18.413cm" svg:x2="2.087cm" svg:y2="18.808cm">
            <text:p/>
          </draw:line>
          <draw:line draw:style-name="gr37" draw:text-style-name="P1" draw:layer="layout" svg:x1="2.778cm" svg:y1="18.399cm" svg:x2="4.81cm" svg:y2="18.399cm">
            <text:p/>
          </draw:line>
        </draw:g>
        <draw:g>
          <draw:custom-shape draw:style-name="gr36" draw:text-style-name="P5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3.765cm" svg:y1="14.198cm" svg:x2="3.567cm" svg:y2="13.803cm">
            <text:p/>
          </draw:line>
          <draw:line draw:style-name="gr37" draw:text-style-name="P1" draw:layer="layout" svg:x1="3.764cm" svg:y1="14.198cm" svg:x2="3.468cm" svg:y2="14.593cm">
            <text:p/>
          </draw:line>
          <draw:line draw:style-name="gr37" draw:text-style-name="P1" draw:layer="layout" svg:x1="4.159cm" svg:y1="14.184cm" svg:x2="8.62cm" svg:y2="14.184cm">
            <text:p/>
          </draw:line>
          <draw:custom-shape draw:style-name="gr36" draw:text-style-name="P5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.25cm" svg:y1="15.811cm" svg:x2="2.052cm" svg:y2="15.416cm">
            <text:p/>
          </draw:line>
          <draw:line draw:style-name="gr37" draw:text-style-name="P1" draw:layer="layout" svg:x1="2.249cm" svg:y1="15.811cm" svg:x2="1.953cm" svg:y2="16.206cm">
            <text:p/>
          </draw:line>
          <draw:line draw:style-name="gr37" draw:text-style-name="P1" draw:layer="layout" svg:x1="2.644cm" svg:y1="15.797cm" svg:x2="7.223cm" svg:y2="15.797cm">
            <text:p/>
          </draw:line>
        </draw:g>
        <draw:frame draw:style-name="gr38" draw:text-style-name="P6" draw:layer="layout" svg:width="13.716cm" svg:height="0.962cm" svg:x="1.889cm" svg:y="1.127cm">
          <draw:text-box>
            <text:p>https://observablehq.com/@d3/parallel-se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19T16:19:52.540444725</dc:date>
    <meta:editing-duration>PT31M24S</meta:editing-duration>
    <meta:editing-cycles>8</meta:editing-cycles>
    <meta:generator>LibreOffice/5.1.6.2$Linux_X86_64 LibreOffice_project/10m0$Build-2</meta:generator>
    <meta:document-statistic meta:object-count="100"/>
  </office:meta>
</office:document-meta>
</file>